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5.52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158466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158466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8a202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8a202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e181e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158466"/>
    </style:style>
    <style:style style:name="ce50" style:family="table-cell" style:parent-style-name="Default">
      <style:text-properties fo:color="#15846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ce37"/>
        <table:table-column table:style-name="co2" table:default-cell-style-name="ce37"/>
        <table:table-column table:style-name="co1" table:number-columns-repeated="2" table:default-cell-style-name="ce37"/>
        <table:table-column table:style-name="co1" table:number-columns-repeated="2" table:default-cell-style-name="ce41"/>
        <table:table-column table:style-name="co1" table:default-cell-style-name="ce43"/>
        <table:table-column table:style-name="co1" table:default-cell-style-name="ce45"/>
        <table:table-column table:style-name="co3" table:number-columns-repeated="2" table:default-cell-style-name="ce41"/>
        <table:table-column table:style-name="co4" table:number-columns-repeated="2" table:default-cell-style-name="ce37"/>
        <table:table-column table:style-name="co1" table:default-cell-style-name="ce37"/>
        <table:table-column table:style-name="co1" table:default-cell-style-name="ce48"/>
        <table:table-column table:style-name="co5" table:default-cell-style-name="ce49"/>
        <table:table-column table:style-name="co1" table:default-cell-style-name="ce49"/>
        <table:table-column table:style-name="co1" table:number-columns-repeated="17" table:default-cell-style-name="Default"/>
        <table:table-row table:style-name="ro1">
          <table:table-cell table:style-name="ce35" office:value-type="string" calcext:value-type="string">
            <text:p>Data</text:p>
          </table:table-cell>
          <table:table-cell table:style-name="ce38" office:value-type="string" calcext:value-type="string">
            <text:p>Dia Quarentena</text:p>
          </table:table-cell>
          <table:table-cell table:style-name="ce35" office:value-type="string" calcext:value-type="string">
            <text:p>Estado</text:p>
          </table:table-cell>
          <table:table-cell table:style-name="ce35" office:value-type="string" calcext:value-type="string">
            <text:p>Município</text:p>
          </table:table-cell>
          <table:table-cell table:style-name="ce35" office:value-type="string" calcext:value-type="string">
            <text:p>Casos</text:p>
          </table:table-cell>
          <table:table-cell table:style-name="ce35" office:value-type="string" calcext:value-type="string">
            <text:p>Casos Hoje</text:p>
          </table:table-cell>
          <table:table-cell table:style-name="ce40" office:value-type="string" calcext:value-type="string">
            <text:p>Mortes</text:p>
          </table:table-cell>
          <table:table-cell table:style-name="ce40" office:value-type="string" calcext:value-type="string">
            <text:p>Mortes Hoje</text:p>
          </table:table-cell>
          <table:table-cell table:style-name="ce42" office:value-type="string" calcext:value-type="string">
            <text:p>Recuperados</text:p>
          </table:table-cell>
          <table:table-cell table:style-name="ce44" office:value-type="string" calcext:value-type="string">
            <text:p>Ativos</text:p>
          </table:table-cell>
          <table:table-cell table:style-name="ce40" office:value-type="string" calcext:value-type="string">
            <text:p>Internado</text:p>
          </table:table-cell>
          <table:table-cell table:style-name="ce46" office:value-type="string" calcext:value-type="string">
            <text:p>Isolamento domiciliar</text:p>
          </table:table-cell>
          <table:table-cell table:style-name="ce35" office:value-type="string" calcext:value-type="string">
            <text:p>Suspeitos</text:p>
          </table:table-cell>
          <table:table-cell table:style-name="ce35" office:value-type="string" calcext:value-type="string">
            <text:p>Descartados</text:p>
          </table:table-cell>
          <table:table-cell table:style-name="ce35" office:value-type="string" calcext:value-type="string">
            <text:p>Por milhão</text:p>
          </table:table-cell>
          <table:table-cell table:style-name="ce47" office:value-type="string" calcext:value-type="string">
            <text:p>Letalidade</text:p>
          </table:table-cell>
          <table:table-cell table:style-name="ce35" office:value-type="string" calcext:value-type="string">
            <text:p>Fonte 1</text:p>
          </table:table-cell>
          <table:table-cell table:style-name="ce35" office:value-type="string" calcext:value-type="string">
            <text:p>Fonte 2</text:p>
          </table:table-cell>
          <table:table-cell table:style-name="ce35" table:number-columns-repeated="4"/>
          <table:table-cell table:style-name="ce51" table:number-columns-repeated="13"/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2]-([.G2]+[.I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3]-([.G3]+[.I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4]-([.G4]+[.I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5]-([.G5]+[.I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table:style-name="ce39" office:value-type="float" office:value="5" calcext:value-type="float">
            <text:p>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6]-([.G6]+[.I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7]-([.G7]+[.I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8]-([.G8]+[.I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8]/[.E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9]-([.G9]+[.I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G9]/[.E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table:style-name="ce39" office:value-type="float" office:value="9" calcext:value-type="float">
            <text:p>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0]-([.G10]+[.I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G10]/[.E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1]-([.G11]+[.I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G11]/[.E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table:style-name="ce39" office:value-type="float" office:value="11" calcext:value-type="float">
            <text:p>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2]-([.G12]+[.I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G12]/[.E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table:style-name="ce39" office:value-type="float" office:value="12" calcext:value-type="float">
            <text:p>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3]-([.G13]+[.I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G13]/[.E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table:style-name="ce39" office:value-type="float" office:value="13" calcext:value-type="float">
            <text:p>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4]-([.G14]+[.I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G14]/[.E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table:style-name="ce39" office:value-type="float" office:value="14" calcext:value-type="float">
            <text:p>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5]-([.G15]+[.I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5]/[.E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table:style-name="ce39" office:value-type="float" office:value="15" calcext:value-type="float">
            <text:p>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6]-([.G16]+[.I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6]/[.E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7]-([.G17]+[.I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G17]/[.E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table:style-name="ce39" office:value-type="float" office:value="17" calcext:value-type="float">
            <text:p>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8]-([.G18]+[.I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G18]/[.E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table:style-name="ce39" office:value-type="float" office:value="18" calcext:value-type="float">
            <text:p>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9]-([.G19]+[.I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G19]/[.E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table:style-name="ce39" office:value-type="float" office:value="19" calcext:value-type="float">
            <text:p>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0]-([.G20]+[.I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G20]/[.E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table:style-name="ce39" office:value-type="float" office:value="20" calcext:value-type="float">
            <text:p>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1]-([.G21]+[.I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G21]/[.E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table:style-name="ce39" office:value-type="float" office:value="21" calcext:value-type="float">
            <text:p>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E22]-[.E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2]-([.G22]+[.I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G22]/[.E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table:style-name="ce39" office:value-type="float" office:value="22" calcext:value-type="float">
            <text:p>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3]-[.E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3]-([.G23]+[.I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G23]/[.E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table:style-name="ce39" office:value-type="float" office:value="23" calcext:value-type="float">
            <text:p>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4]-[.E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4]-([.G24]+[.I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G24]/[.E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E25]-[.E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5]-([.G25]+[.I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G25]/[.E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E26]-[.E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6]-([.G26]+[.I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6]/[.E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7]-[.E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7]-([.G27]+[.I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7]/[.E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8]-[.E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8]-([.G28]+[.I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8]/[.E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9]-[.E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9]-([.G29]+[.I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9]/[.E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30]-[.E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30]-([.G30]+[.I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0]/[.E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1]-([.G31]+[.I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1]/[.E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2]-([.G32]+[.I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2]/[.E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3]-([.G33]+[.I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3]/[.E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4]-([.G34]+[.I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4]/[.E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5]-([.G35]+[.I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5]/[.E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table:style-name="ce39" office:value-type="float" office:value="35" calcext:value-type="float">
            <text:p>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E36]-[.E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6]-([.G36]+[.I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6]/[.E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7]-([.G37]+[.I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7]/[.E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table:style-name="ce39" office:value-type="float" office:value="37" calcext:value-type="float">
            <text:p>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E38]-([.G38]+[.I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8]/[.E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table:style-name="ce39" office:value-type="float" office:value="38" calcext:value-type="float">
            <text:p>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E39]-([.G39]+[.I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9]/[.E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table:style-name="ce39" office:value-type="float" office:value="39" calcext:value-type="float">
            <text:p>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0]-([.G40]+[.I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0]/[.E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1]-([.G41]+[.I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1]/[.E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table:style-name="ce39"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2]-([.G42]+[.I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2]/[.E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table:style-name="ce39" office:value-type="float" office:value="42" calcext:value-type="float">
            <text:p>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3]-([.G43]+[.I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3]/[.E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table:style-name="ce39" office:value-type="float" office:value="43" calcext:value-type="float">
            <text:p>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E44]-([.G44]+[.I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4]/[.E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table:style-name="ce39" office:value-type="float" office:value="44" calcext:value-type="float">
            <text:p>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E45]-[.E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45]-([.G45]+[.I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G45]/[.E45]" office:value-type="percentage" office:value="0.0232558139534884" calcext:value-type="percentage">
            <text:p>2,33%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table:style-name="ce39" office:value-type="float" office:value="45" calcext:value-type="float">
            <text:p>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6]-[.E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46]-([.G46]+[.I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G46]/[.E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table:style-name="ce39" office:value-type="float" office:value="46" calcext:value-type="float">
            <text:p>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E47]-([.G47]+[.I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G47]/[.E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table:style-name="ce39" office:value-type="float" office:value="47" calcext:value-type="float">
            <text:p>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E48]-([.G48]+[.I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8]/[.E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E49]-[.E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E49]-([.G49]+[.I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9]/[.E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table:style-name="ce39" office:value-type="float" office:value="49" calcext:value-type="float">
            <text:p>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E50]-[.E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E50]-([.G50]+[.I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0]/[.E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table:style-name="ce39" office:value-type="float" office:value="50" calcext:value-type="float">
            <text:p>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E51]-[.E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E51]-([.G51]+[.I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1]/[.E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table:style-name="ce39" office:value-type="float" office:value="51" calcext:value-type="float">
            <text:p>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E52]-[.E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E52]-([.G52]+[.I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G52]/[.E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table:style-name="ce39" office:value-type="float" office:value="52" calcext:value-type="float">
            <text:p>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E53]-[.E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3]-([.G53]+[.I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3]/[.E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table:style-name="ce39" office:value-type="float" office:value="53" calcext:value-type="float">
            <text:p>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E54]-[.E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4]-([.G54]+[.I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4]/[.E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table:style-name="ce39" office:value-type="float" office:value="54" calcext:value-type="float">
            <text:p>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E55]-[.E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5]-([.G55]+[.I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5]/[.E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table:style-name="ce39" office:value-type="float" office:value="55" calcext:value-type="float">
            <text:p>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E56]-[.E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E56]-([.G56]+[.I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6]/[.E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table:style-name="ce39" office:value-type="float" office:value="56" calcext:value-type="float">
            <text:p>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7]-[.E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E57]-([.G57]+[.I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G57]/[.E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table:style-name="ce39" office:value-type="float" office:value="57" calcext:value-type="float">
            <text:p>5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58]-[.G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58]-([.G58]+[.I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8]/[.E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table:style-name="ce39" office:value-type="float" office:value="58" calcext:value-type="float">
            <text:p>5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59]-[.E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59]-([.G59]+[.I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9]/[.E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table:style-name="ce39" office:value-type="float" office:value="59" calcext:value-type="float">
            <text:p>5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60]-[.E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60]-([.G60]+[.I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0]/[.E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E61]-[.E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E61]-([.G61]+[.I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1]/[.E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table:style-name="ce39" office:value-type="float" office:value="61" calcext:value-type="float">
            <text:p>6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E62]-[.E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2]-([.G62]+[.I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2]/[.E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table:style-name="ce39" office:value-type="float" office:value="62" calcext:value-type="float">
            <text:p>6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E63]-[.E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3]-([.G63]+[.I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3]/[.E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table:style-name="ce39" office:value-type="float" office:value="63" calcext:value-type="float">
            <text:p>6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E64]-[.E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E64]-([.G64]+[.I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4]/[.E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table:style-name="ce39" office:value-type="float" office:value="64" calcext:value-type="float">
            <text:p>6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E65]-[.E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E65]-([.G65]+[.I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5]/[.E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table:style-name="ce39" office:value-type="float" office:value="65" calcext:value-type="float">
            <text:p>6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E66]-[.E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E66]-([.G66]+[.I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6]/[.E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table:style-name="ce39" office:value-type="float" office:value="66" calcext:value-type="float">
            <text:p>6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E67]-[.E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E67]-([.G67]+[.I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G67]/[.E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table:style-name="ce39" office:value-type="float" office:value="67" calcext:value-type="float">
            <text:p>6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E68]-[.E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68]-([.G68]+[.I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G68]/[.E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table:style-name="ce39" office:value-type="float" office:value="68" calcext:value-type="float">
            <text:p>6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E69]-[.E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69]-([.G69]+[.I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69]/[.E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table:style-name="ce39" office:value-type="float" office:value="69" calcext:value-type="float">
            <text:p>6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70]-([.G70]+[.I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70]/[.E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E71]-[.E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E71]-([.G71]+[.I71])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G71]/[.E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table:style-name="ce39" office:value-type="float" office:value="71" calcext:value-type="float">
            <text:p>7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4" calcext:value-type="float">
            <text:p>214</text:p>
          </table:table-cell>
          <table:table-cell table:formula="of:=[.E72]-[.E7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2]-[.G71]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([.E72]-([.G72]+[.I72]))" office:value-type="float" office:value="93" calcext:value-type="float">
            <text:p>9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G72]/[.E72]" office:value-type="percentage" office:value="0.0233644859813084" calcext:value-type="percentage">
            <text:p>2,34%</text:p>
          </table:table-cell>
          <table:table-cell office:value-type="string" calcext:value-type="string">
            <text:p><text:a xlink:href="https://www.facebook.com/Prefeitura.SJP/photos/a.346639125402726/3109225879144023/?type=3" xlink:type="simple">https://www.facebook.com/Prefeitura.SJP/photos/a.346639125402726/3109225879144023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3]-[.E7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3]-[.G7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3]-([.G73]+[.I73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G73]/[.E73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146154558712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table:style-name="ce39" office:value-type="float" office:value="73" calcext:value-type="float">
            <text:p>7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74]-[.G73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4]-([.G74]+[.I74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[.G74]/[.E74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452402194754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table:style-name="ce39" office:value-type="float" office:value="74" calcext:value-type="float">
            <text:p>7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38" calcext:value-type="float">
            <text:p>238</text:p>
          </table:table-cell>
          <table:table-cell table:formula="of:=[.E75]-[.E74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G75]-[.G74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([.E75]-([.G75]+[.I75]))" office:value-type="float" office:value="90" calcext:value-type="float">
            <text:p>9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G75]/[.E75]" office:value-type="percentage" office:value="0.0210084033613445" calcext:value-type="percentage">
            <text:p>2,10%</text:p>
          </table:table-cell>
          <table:table-cell office:value-type="string" calcext:value-type="string">
            <text:p>https://www.facebook.com/Prefeitura.SJP/photos/a.346639125402726/311665934173401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table:style-name="ce39" office:value-type="float" office:value="75" calcext:value-type="float">
            <text:p>7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49" calcext:value-type="float">
            <text:p>249</text:p>
          </table:table-cell>
          <table:table-cell table:formula="of:=[.E76]-[.E7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76]-[.G75]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([.E76]-([.G76]+[.I76]))" office:value-type="float" office:value="87" calcext:value-type="float">
            <text:p>8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6]/[.E76]" office:value-type="percentage" office:value="0.0200803212851406" calcext:value-type="percentage">
            <text:p>2,01%</text:p>
          </table:table-cell>
          <table:table-cell office:value-type="string" calcext:value-type="string">
            <text:p>https://www.facebook.com/Prefeitura.SJP/photos/a.346639125402726/311967051143289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table:style-name="ce39" office:value-type="float" office:value="76" calcext:value-type="float">
            <text:p>7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2" calcext:value-type="float">
            <text:p>252</text:p>
          </table:table-cell>
          <table:table-cell table:formula="of:=[.E77]-[.E7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7]-[.G76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[.E77]-([.G77]+[.I77]))" office:value-type="float" office:value="83" calcext:value-type="float">
            <text:p>8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7]/[.E77]" office:value-type="percentage" office:value="0.0277777777777778" calcext:value-type="percentage">
            <text:p>2,78%</text:p>
          </table:table-cell>
          <table:table-cell office:value-type="string" calcext:value-type="string">
            <text:p>https://www.facebook.com/Prefeitura.SJP/photos/a.346639125402726/312232351783425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table:style-name="ce39" office:value-type="float" office:value="77" calcext:value-type="float">
            <text:p>7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0" calcext:value-type="float">
            <text:p>270</text:p>
          </table:table-cell>
          <table:table-cell table:formula="of:=[.E78]-[.E77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G78]-[.G77]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([.E78]-([.G78]+[.I78]))" office:value-type="float" office:value="91" calcext:value-type="float">
            <text:p>9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G78]/[.E78]" office:value-type="percentage" office:value="0.0296296296296296" calcext:value-type="percentage">
            <text:p>2,96%</text:p>
          </table:table-cell>
          <table:table-cell office:value-type="string" calcext:value-type="string">
            <text:p>https://www.facebook.com/Prefeitura.SJP/photos/a.346639125402726/31247608942571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table:style-name="ce39" office:value-type="float" office:value="78" calcext:value-type="float">
            <text:p>7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9" calcext:value-type="float">
            <text:p>279</text:p>
          </table:table-cell>
          <table:table-cell table:formula="of:=[.E79]-[.E7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G79]-[.G78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([.E79]-([.G79]+[.I79]))" office:value-type="float" office:value="84" calcext:value-type="float">
            <text:p>8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90" calcext:value-type="float">
            <text:p>9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G79]/[.E79]" office:value-type="percentage" office:value="0.028673835125448" calcext:value-type="percentage">
            <text:p>2,87%</text:p>
          </table:table-cell>
          <table:table-cell office:value-type="string" calcext:value-type="string">
            <text:p>https://www.facebook.com/Prefeitura.SJP/photos/a.346639125402726/312705624736098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table:style-name="ce39" office:value-type="float" office:value="79" calcext:value-type="float">
            <text:p>7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92" calcext:value-type="float">
            <text:p>292</text:p>
          </table:table-cell>
          <table:table-cell table:formula="of:=[.E80]-[.E79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G80]-[.G79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([.E80]-([.G80]+[.I80]))" office:value-type="float" office:value="80" calcext:value-type="float">
            <text:p>8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88" calcext:value-type="float">
            <text:p>8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G80]/[.E80]" office:value-type="percentage" office:value="0.0273972602739726" calcext:value-type="percentage">
            <text:p>2,74%</text:p>
          </table:table-cell>
          <table:table-cell office:value-type="string" calcext:value-type="string">
            <text:p>https://www.facebook.com/Prefeitura.SJP/photos/a.346639125402726/31296170971049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table:style-name="ce39" office:value-type="float" office:value="80" calcext:value-type="float">
            <text:p>8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22" calcext:value-type="float">
            <text:p>322</text:p>
          </table:table-cell>
          <table:table-cell table:formula="of:=[.E81]-[.E80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G81]-[.G80]"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[.E81]-([.G81]+[.I81]))" office:value-type="float" office:value="88" calcext:value-type="float">
            <text:p>8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G81]/[.E81]" office:value-type="percentage" office:value="0.031055900621118" calcext:value-type="percentage">
            <text:p>3,11%</text:p>
          </table:table-cell>
          <table:table-cell office:value-type="string" calcext:value-type="string">
            <text:p>https://www.facebook.com/Prefeitura.SJP/photos/a.346639125402726/31321838068482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table:style-name="ce39" office:value-type="float" office:value="81" calcext:value-type="float">
            <text:p>8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37" calcext:value-type="float">
            <text:p>337</text:p>
          </table:table-cell>
          <table:table-cell table:formula="of:=[.E82]-[.E81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G82]-[.G81]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E82]-([.G82]+[.I82]))" office:value-type="float" office:value="67" calcext:value-type="float">
            <text:p>6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G82]/[.E82]" office:value-type="percentage" office:value="0.029673590504451" calcext:value-type="percentage">
            <text:p>2,97%</text:p>
          </table:table-cell>
          <table:table-cell office:value-type="string" calcext:value-type="string">
            <text:p>https://www.facebook.com/Prefeitura.SJP/photos/a.346639125402726/313508224989171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table:style-name="ce39" office:value-type="float" office:value="82" calcext:value-type="float">
            <text:p>8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2" calcext:value-type="float">
            <text:p>342</text:p>
          </table:table-cell>
          <table:table-cell table:formula="of:=[.E83]-[.E82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83]-[.G8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formula="of:=([.E83]-([.G83]+[.I83]))" office:value-type="float" office:value="62" calcext:value-type="float">
            <text:p>62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8" calcext:value-type="float">
            <text:p>13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[.G83]/[.E83]" office:value-type="percentage" office:value="0.0321637426900585" calcext:value-type="percentage">
            <text:p>3,22%</text:p>
          </table:table-cell>
          <table:table-cell office:value-type="string" calcext:value-type="string">
            <text:p><text:a xlink:href="https://www.facebook.com/Prefeitura.SJP/photos/a.346639125402726/3137551859644758/?type=3" xlink:type="simple">https://www.facebook.com/Prefeitura.SJP/photos/a.346639125402726/3137551859644758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table:style-name="ce39" office:value-type="float" office:value="83" calcext:value-type="float">
            <text:p>8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9" calcext:value-type="float">
            <text:p>349</text:p>
          </table:table-cell>
          <table:table-cell table:formula="of:=[.E84]-[.E83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G84]-[.G83]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formula="of:=([.E84]-([.G84]+[.I84]))" office:value-type="float" office:value="44" calcext:value-type="float">
            <text:p>4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24" calcext:value-type="float">
            <text:p>12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[.G84]/[.E84]" office:value-type="percentage" office:value="0.0343839541547278" calcext:value-type="percentage">
            <text:p>3,44%</text:p>
          </table:table-cell>
          <table:table-cell office:value-type="string" calcext:value-type="string">
            <text:p>https://www.facebook.com/Prefeitura.SJP/photos/a.346639125402726/314027911270536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table:style-name="ce39" office:value-type="float" office:value="84" calcext:value-type="float">
            <text:p>8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0" calcext:value-type="float">
            <text:p>350</text:p>
          </table:table-cell>
          <table:table-cell table:formula="of:=[.E85]-[.E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5]-[.G84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([.E85]-([.G85]+[.I85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5" calcext:value-type="float">
            <text:p>13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[.G85]/[.E85]" office:value-type="percentage" office:value="0.0342857142857143" calcext:value-type="percentage">
            <text:p>3,43%</text:p>
          </table:table-cell>
          <table:table-cell office:value-type="string" calcext:value-type="string">
            <text:p>https://www.facebook.com/Prefeitura.SJP/photos/a.346639125402726/314256566914337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table:style-name="ce39" office:value-type="float" office:value="85" calcext:value-type="float">
            <text:p>8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64" calcext:value-type="float">
            <text:p>364</text:p>
          </table:table-cell>
          <table:table-cell table:formula="of:=[.E86]-[.E8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G86]-[.G85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([.E86]-([.G86]+[.I86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G86]/[.E86]" office:value-type="percentage" office:value="0.032967032967033" calcext:value-type="percentage">
            <text:p>3,30%</text:p>
          </table:table-cell>
          <table:table-cell office:value-type="string" calcext:value-type="string">
            <text:p>https://www.facebook.com/Prefeitura.SJP/photos/a.346639125402726/314539690886025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table:style-name="ce39" office:value-type="float" office:value="86" calcext:value-type="float">
            <text:p>8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79" calcext:value-type="float">
            <text:p>379</text:p>
          </table:table-cell>
          <table:table-cell table:formula="of:=[.E87]-[.E86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G87]-[.G86]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([.E87]-([.G87]+[.I87]))" office:value-type="float" office:value="41" calcext:value-type="float">
            <text:p>4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1" calcext:value-type="float">
            <text:p>14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[.G87]/[.E87]" office:value-type="percentage" office:value="0.0316622691292876" calcext:value-type="percentage">
            <text:p>3,17%</text:p>
          </table:table-cell>
          <table:table-cell office:value-type="string" calcext:value-type="string">
            <text:p>https://www.facebook.com/Prefeitura.SJP/photos/a.346639125402726/314744176532243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table:style-name="ce39" office:value-type="float" office:value="87" calcext:value-type="float">
            <text:p>8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06" calcext:value-type="float">
            <text:p>406</text:p>
          </table:table-cell>
          <table:table-cell table:formula="of:=[.E88]-[.E87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G88]-[.G87]"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table:formula="of:=([.E88]-([.G88]+[.I88]))" office:value-type="float" office:value="45" calcext:value-type="float">
            <text:p>4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[.G88]/[.E88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1501414717191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table:style-name="ce39" office:value-type="float" office:value="88" calcext:value-type="float">
            <text:p>8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7" calcext:value-type="float">
            <text:p>437</text:p>
          </table:table-cell>
          <table:table-cell table:formula="of:=[.E89]-[.E88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G89]-[.G88]"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([.E89]-([.G89]+[.I89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[.G89]/[.E89]" office:value-type="percentage" office:value="0.0366132723112128" calcext:value-type="percentage">
            <text:p>3,66%</text:p>
          </table:table-cell>
          <table:table-cell office:value-type="string" calcext:value-type="string">
            <text:p>https://www.facebook.com/Prefeitura.SJP/photos/a.346639125402726/31529235581075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table:style-name="ce39" office:value-type="float" office:value="89" calcext:value-type="float">
            <text:p>8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9" calcext:value-type="float">
            <text:p>449</text:p>
          </table:table-cell>
          <table:table-cell table:formula="of:=[.E90]-[.E89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G90]-[.G89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formula="of:=([.E90]-([.G90]+[.I90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[.G90]/[.E90]" office:value-type="percentage" office:value="0.0356347438752784" calcext:value-type="percentage">
            <text:p>3,56%</text:p>
          </table:table-cell>
          <table:table-cell office:value-type="string" calcext:value-type="string">
            <text:p>https://www.facebook.com/Prefeitura.SJP/photos/a.346639125402726/315558485117479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table:style-name="ce39" office:value-type="float" office:value="90" calcext:value-type="float">
            <text:p>9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0" calcext:value-type="float">
            <text:p>470</text:p>
          </table:table-cell>
          <table:table-cell table:formula="of:=[.E91]-[.E90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G91]-[.G90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formula="of:=([.E91]-([.G91]+[.I91]))" office:value-type="float" office:value="68" calcext:value-type="float">
            <text:p>6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79" calcext:value-type="float">
            <text:p>17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[.G91]/[.E91]" office:value-type="percentage" office:value="0.0340425531914894" calcext:value-type="percentage">
            <text:p>3,40%</text:p>
          </table:table-cell>
          <table:table-cell office:value-type="string" calcext:value-type="string">
            <text:p>https://www.facebook.com/Prefeitura.SJP/photos/a.346639125402726/31583654742300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table:style-name="ce39" office:value-type="float" office:value="91" calcext:value-type="float">
            <text:p>9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88" calcext:value-type="float">
            <text:p>488</text:p>
          </table:table-cell>
          <table:table-cell table:formula="of:=[.E92]-[.E9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G92]-[.G91]"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table:formula="of:=([.E92]-([.G92]+[.I92]))" office:value-type="float" office:value="69" calcext:value-type="float">
            <text:p>69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67" calcext:value-type="float">
            <text:p>167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G92]/[.E92]" office:value-type="percentage" office:value="0.0368852459016393" calcext:value-type="percentage">
            <text:p>3,69%</text:p>
          </table:table-cell>
          <table:table-cell office:value-type="string" calcext:value-type="string">
            <text:p>https://www.facebook.com/Prefeitura.SJP/photos/a.346639125402726/31612460939420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table:style-name="ce39" office:value-type="float" office:value="92" calcext:value-type="float">
            <text:p>9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2" calcext:value-type="float">
            <text:p>492</text:p>
          </table:table-cell>
          <table:table-cell table:formula="of:=[.E93]-[.E92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G93]-[.G92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formula="of:=([.E93]-([.G93]+[.I93]))" office:value-type="float" office:value="65" calcext:value-type="float">
            <text:p>6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52" calcext:value-type="float">
            <text:p>152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[.G93]/[.E93]" office:value-type="percentage" office:value="0.0365853658536585" calcext:value-type="percentage">
            <text:p>3,66%</text:p>
          </table:table-cell>
          <table:table-cell office:value-type="string" calcext:value-type="string">
            <text:p>https://www.facebook.com/Prefeitura.SJP/photos/a.346639125402726/316374696702524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table:style-name="ce39" office:value-type="float" office:value="93" calcext:value-type="float">
            <text:p>9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9" calcext:value-type="float">
            <text:p>499</text:p>
          </table:table-cell>
          <table:table-cell table:formula="of:=[.E94]-[.E93]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G94]-[.G93]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([.E94]-([.G94]+[.I94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225" calcext:value-type="float">
            <text:p>225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[.G94]/[.E94]" office:value-type="percentage" office:value="0.0420841683366734" calcext:value-type="percentage">
            <text:p>4,21%</text:p>
          </table:table-cell>
          <table:table-cell office:value-type="string" calcext:value-type="string">
            <text:p>https://www.facebook.com/Prefeitura.SJP/photos/a.346639125402726/316621526677841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table:style-name="ce39" office:value-type="float" office:value="94" calcext:value-type="float">
            <text:p>9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09" calcext:value-type="float">
            <text:p>509</text:p>
          </table:table-cell>
          <table:table-cell table:formula="of:=[.E95]-[.E94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G95]-[.G94]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formula="of:=([.E95]-([.G95]+[.I95]))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5]/[.E95]" office:value-type="percentage" office:value="0.0412573673870334" calcext:value-type="percentage">
            <text:p>4,13%</text:p>
          </table:table-cell>
          <table:table-cell office:value-type="string" calcext:value-type="string">
            <text:p>https://www.facebook.com/Prefeitura.SJP/photos/a.346639125402726/316910892648905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table:style-name="ce39" office:value-type="float" office:value="95" calcext:value-type="float">
            <text:p>9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17" calcext:value-type="float">
            <text:p>517</text:p>
          </table:table-cell>
          <table:table-cell table:formula="of:=[.E96]-[.E95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96]-[.G9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formula="of:=([.E96]-([.G96]+[.I96]))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6]/[.E96]" office:value-type="percentage" office:value="0.04642166344294" calcext:value-type="percentage">
            <text:p>4,64%</text:p>
          </table:table-cell>
          <table:table-cell office:value-type="string" calcext:value-type="string">
            <text:p>https://www.facebook.com/Prefeitura.SJP/photos/a.346639125402726/317147079625286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table:style-name="ce39" office:value-type="float" office:value="96" calcext:value-type="float">
            <text:p>9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68" calcext:value-type="float">
            <text:p>568</text:p>
          </table:table-cell>
          <table:table-cell table:formula="of:=[.E97]-[.E96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G97]-[.G96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([.E97]-([.G97]+[.I97]))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7]/[.E97]" office:value-type="percentage" office:value="0.0440140845070423" calcext:value-type="percentage">
            <text:p>4,40%</text:p>
          </table:table-cell>
          <table:table-cell office:value-type="string" calcext:value-type="string">
            <text:p>https://www.facebook.com/Prefeitura.SJP/photos/a.346639125402726/317448162928511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table:style-name="ce39" office:value-type="float" office:value="97" calcext:value-type="float">
            <text:p>9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2" calcext:value-type="float">
            <text:p>582</text:p>
          </table:table-cell>
          <table:table-cell table:formula="of:=[.E98]-[.E97]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G98]-[.G97]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formula="of:=([.E98]-([.G98]+[.I98]))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8]/[.E98]" office:value-type="percentage" office:value="0.0463917525773196" calcext:value-type="percentage">
            <text:p>4,64%</text:p>
          </table:table-cell>
          <table:table-cell office:value-type="string" calcext:value-type="string">
            <text:p>https://www.facebook.com/Prefeitura.SJP/photos/a.346639125402726/317730570233604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table:style-name="ce39" office:value-type="float" office:value="98" calcext:value-type="float">
            <text:p>9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6" calcext:value-type="float">
            <text:p>586</text:p>
          </table:table-cell>
          <table:table-cell table:formula="of:=[.E99]-[.E98]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G99]-[.G98]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([.E99]-([.G99]+[.I99]))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9]/[.E99]" office:value-type="percentage" office:value="0.0460750853242321" calcext:value-type="percentage">
            <text:p>4,61%</text:p>
          </table:table-cell>
          <table:table-cell office:value-type="string" calcext:value-type="string">
            <text:p>https://pt-br.facebook.com/Prefeitura.SJP/photos/a.346639125402726/3180239415376002/?type=3&amp;eid=ARBCUTHMsPmPqAJEvoe4XtgDfcmkD9yLl3zNTYhfCDQrt6NfMIMisUySGNfRzmLYM8iRo7AjfVXnZgub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table:style-name="ce39" office:value-type="float" office:value="99" calcext:value-type="float">
            <text:p>9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1" calcext:value-type="float">
            <text:p>611</text:p>
          </table:table-cell>
          <table:table-cell table:formula="of:=[.E100]-[.E99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G100]-[.G99]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table:formula="of:=([.E100]-([.G100]+[.I100]))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0]/[.E100]" office:value-type="percentage" office:value="0.0458265139116203" calcext:value-type="percentage">
            <text:p>4,58%</text:p>
          </table:table-cell>
          <table:table-cell office:value-type="string" calcext:value-type="string">
            <text:p>https://pt-br.facebook.com/Prefeitura.SJP/photos/a.346639125402726/3182795021787108/?type=3&amp;eid=ARBo2eIowpiS2H9JbVJ7XuMMHrPgIVqplwBqkRFTR22rCE9KC37svWMjVnlxq5FFsxGcJosPj5RKt7uq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table:style-name="ce39" office:value-type="float" office:value="100" calcext:value-type="float">
            <text:p>10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6" calcext:value-type="float">
            <text:p>616</text:p>
          </table:table-cell>
          <table:table-cell table:formula="of:=[.E101]-[.E100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G101]-[.G100]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formula="of:=([.E101]-([.G101]+[.I101]))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1]/[.E101]" office:value-type="percentage" office:value="0.0487012987012987" calcext:value-type="percentage">
            <text:p>4,87%</text:p>
          </table:table-cell>
          <table:table-cell office:value-type="string" calcext:value-type="string">
            <text:p>https://pt-br.facebook.com/Prefeitura.SJP/photos/a.628503120549657/3185276864872257/?type=3&amp;eid=ARC1V2C6Cl-psRxl1PEvSRrHVelUvYAoA8YjXxO76YDmtkp1YQ3je6sRe9S2M-Q08bS5nceC-4VewbQ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table:style-name="ce39" office:value-type="float" office:value="101" calcext:value-type="float">
            <text:p>10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8" calcext:value-type="float">
            <text:p>648</text:p>
          </table:table-cell>
          <table:table-cell table:formula="of:=[.E102]-[.E101]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G102]-[.G101]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table:formula="of:=([.E102]-([.G102]+[.I102]))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2]/[.E102]" office:value-type="percentage" office:value="0.0478395061728395" calcext:value-type="percentage">
            <text:p>4,78%</text:p>
          </table:table-cell>
          <table:table-cell office:value-type="string" calcext:value-type="string">
            <text:p>https://pt-br.facebook.com/Prefeitura.SJP/photos/a.628503120549657/3187959894603954/?type=3&amp;eid=ARChkmGToXRgnQ6jKDfRbHAmP8dslQRxAW-tYbidIN796H41FnFMBfydEpzf9o4mbUAJMCU9zjXp0n72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table:style-name="ce39" office:value-type="float" office:value="102" calcext:value-type="float">
            <text:p>10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75" calcext:value-type="float">
            <text:p>675</text:p>
          </table:table-cell>
          <table:table-cell table:formula="of:=[.E103]-[.E102]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[.G103]-[.G102]"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table:formula="of:=([.E103]-([.G103]+[.I103]))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3]/[.E103]" office:value-type="percentage" office:value="0.0474074074074074" calcext:value-type="percentage">
            <text:p>4,74%</text:p>
          </table:table-cell>
          <table:table-cell office:value-type="string" calcext:value-type="string">
            <text:p>https://pt-br.facebook.com/Prefeitura.SJP/photos/a.346639125402726/3190738430992767/?type=3&amp;eid=ARBG5Xd1NP-w3vvxZMAJq_DeTc5O2hINoHgDjlH0QgXH8KKC4yDzDty9aALzXTaIwH0welm7GX-1vi5i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table:style-name="ce39" office:value-type="float" office:value="103" calcext:value-type="float">
            <text:p>10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92" calcext:value-type="float">
            <text:p>692</text:p>
          </table:table-cell>
          <table:table-cell table:formula="of:=[.E104]-[.E103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G104]-[.G103]"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table:formula="of:=([.E104]-([.G104]+[.I104]))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4]/[.E104]" office:value-type="percentage" office:value="0.0505780346820809" calcext:value-type="percentage">
            <text:p>5,06%</text:p>
          </table:table-cell>
          <table:table-cell office:value-type="string" calcext:value-type="string">
            <text:p>https://pt-br.facebook.com/Prefeitura.SJP/photos/a.346639125402726/3193456954054248/?type=3&amp;eid=ARDhEIPHxb4j55Rbz3vKMbQMk1e6J50mLPySGxXZSe09GI-kfAIQOzw4HAHE_6vSwJ3QYS7PAi6UNQg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table:style-name="ce39" office:value-type="float" office:value="104" calcext:value-type="float">
            <text:p>10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17" calcext:value-type="float">
            <text:p>717</text:p>
          </table:table-cell>
          <table:table-cell table:formula="of:=[.E105]-[.E104]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G105]-[.G104]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E105]-([.G105]+[.I105]))"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5]/[.E105]" office:value-type="percentage" office:value="0.0502092050209205" calcext:value-type="percentage">
            <text:p>5,02%</text:p>
          </table:table-cell>
          <table:table-cell office:value-type="string" calcext:value-type="string">
            <text:p>https://pt-br.facebook.com/Prefeitura.SJP/photos/a.346639125402726/3196261247107152/?type=3&amp;eid=ARDLxDq_jVZATFsZh2_H5tyEWZjXO6jPnEWHNcwJhTk1FaoTLgFlteOyvDp4nbc6cuaOnknSjXTivnM7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table:style-name="ce39" office:value-type="float" office:value="105" calcext:value-type="float">
            <text:p>10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26" calcext:value-type="float">
            <text:p>726</text:p>
          </table:table-cell>
          <table:table-cell table:formula="of:=[.E106]-[.E105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6]-[.G105]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formula="of:=([.E106]-([.G106]+[.I106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6]/[.E106]" office:value-type="percentage" office:value="0.0509641873278237" calcext:value-type="percentage">
            <text:p>5,10%</text:p>
          </table:table-cell>
          <table:table-cell office:value-type="string" calcext:value-type="string">
            <text:p>https://pt-br.facebook.com/Prefeitura.SJP/photos/a.346639125402726/3198756300190980/?type=3&amp;eid=ARCV8pOeZ8Av10xgVz8Zx7rLHJ-kblDNz_njzGmtQ3VYMozOq0v6GP4NryQSEGplzbvam1TDgYZM7uW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table:style-name="ce39" office:value-type="float" office:value="106" calcext:value-type="float">
            <text:p>1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35" calcext:value-type="float">
            <text:p>735</text:p>
          </table:table-cell>
          <table:table-cell table:formula="of:=[.E107]-[.E106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7]-[.G106]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([.E107]-([.G107]+[.I107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7]/[.E107]" office:value-type="percentage" office:value="0.0503401360544218" calcext:value-type="percentage">
            <text:p>5,03%</text:p>
          </table:table-cell>
          <table:table-cell office:value-type="string" calcext:value-type="string">
            <text:p>https://pt-br.facebook.com/Prefeitura.SJP/photos/a.346639125402726/3201552136578063/?type=3&amp;eid=ARCyKALvi71lKUh_8lJR2wSCi2mqkAsNsC0htwiQRZ89q3mmOAUCWJ9rcqwkg8Dxqkwu4Sq2YQdZ5QDs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table:style-name="ce39" office:value-type="float" office:value="107" calcext:value-type="float">
            <text:p>10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75" calcext:value-type="float">
            <text:p>775</text:p>
          </table:table-cell>
          <table:table-cell table:formula="of:=[.E108]-[.E107]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G108]-[.G107]"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table:formula="of:=([.E108]-([.G108]+[.I108]))"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8]/[.E108]" office:value-type="percentage" office:value="0.0529032258064516" calcext:value-type="percentage">
            <text:p>5,29%</text:p>
          </table:table-cell>
          <table:table-cell office:value-type="string" calcext:value-type="string">
            <text:p>https://pt-br.facebook.com/Prefeitura.SJP/photos/a.346639125402726/3204179869648623/?type=3&amp;eid=ARB8t80JqYRQF1nQHLu3AtP2jmiexDMrVZWDApem29jhnrlE2a5eMQHy836qA4-k3kXRgSPm1rVGwh1m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table:style-name="ce39" office:value-type="float" office:value="108" calcext:value-type="float">
            <text:p>10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98" calcext:value-type="float">
            <text:p>798</text:p>
          </table:table-cell>
          <table:table-cell table:formula="of:=[.E109]-[.E108]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G109]-[.G108]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table:formula="of:=([.E109]-([.G109]+[.I109]))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9]/[.E109]" office:value-type="percentage" office:value="0.0526315789473684" calcext:value-type="percentage">
            <text:p>5,26%</text:p>
          </table:table-cell>
          <table:table-cell office:value-type="string" calcext:value-type="string">
            <text:p>https://pt-br.facebook.com/Prefeitura.SJP/photos/a.346639125402726/3206923802707563/?type=3&amp;eid=ARCw0MvXxjd2_u4q7KVRddIX-7E0B-qdEO_MmeNKgwAefRfHJ1T2h_ncBXGpShdK7IabqS_muDVG_JSy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table:style-name="ce39" office:value-type="float" office:value="109" calcext:value-type="float">
            <text:p>10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24" calcext:value-type="float">
            <text:p>824</text:p>
          </table:table-cell>
          <table:table-cell table:formula="of:=[.E110]-[.E109]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G110]-[.G109]"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table:formula="of:=([.E110]-([.G110]+[.I110]))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0]/[.E110]" office:value-type="percentage" office:value="0.0558252427184466" calcext:value-type="percentage">
            <text:p>5,58%</text:p>
          </table:table-cell>
          <table:table-cell office:value-type="string" calcext:value-type="string">
            <text:p>https://pt-br.facebook.com/Prefeitura.SJP/photos/a.346639125402726/3209584715774805/?type=3&amp;eid=ARCQ_Ty1lI2rxL4DUYOqrzUfElEn9eWqaJwXnDeFj-1CYGfGFB50WGPDDm6lPLWyeHgxEAG20-hY-1UD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table:style-name="ce39" office:value-type="float" office:value="110" calcext:value-type="float">
            <text:p>1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33" calcext:value-type="float">
            <text:p>833</text:p>
          </table:table-cell>
          <table:table-cell table:formula="of:=[.E111]-[.E110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G111]-[.G110]"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table:formula="of:=([.E111]-([.G111]+[.I111]))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1]/[.E111]" office:value-type="percentage" office:value="0.0564225690276111" calcext:value-type="percentage">
            <text:p>5,64%</text:p>
          </table:table-cell>
          <table:table-cell office:value-type="string" calcext:value-type="string">
            <text:p>https://pt-br.facebook.com/Prefeitura.SJP/photos/a.628503120549657/3211901618876448/?type=3&amp;eid=ARCfib1UlL5R5-_9y5FaJkEMNLxo65QWyB3mGmSvUtsmGoSWCUq-CRRC4EelmB4Q-9c9SwtewJdOhXIF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table:style-name="ce39" office:value-type="float" office:value="111" calcext:value-type="float">
            <text:p>1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70" calcext:value-type="float">
            <text:p>870</text:p>
          </table:table-cell>
          <table:table-cell table:formula="of:=[.E112]-[.E111]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[.G112]-[.G111]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formula="of:=([.E112]-([.G112]+[.I112]))"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2]/[.E112]" office:value-type="percentage" office:value="0.0540229885057471" calcext:value-type="percentage">
            <text:p>5,40%</text:p>
          </table:table-cell>
          <table:table-cell office:value-type="string" calcext:value-type="string">
            <text:p>https://pt-br.facebook.com/Prefeitura.SJP/photos/a.628503120549657/3214369161963027/?type=3&amp;eid=ARABqOE84SzuqjKlekN0sSKyOeDDs27TYQ0Y32SE7ECl5lvSrIbh6u9tYFxioPSktv6vjcTShSJSM0j_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table:style-name="ce39" office:value-type="float" office:value="112" calcext:value-type="float">
            <text:p>1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81" calcext:value-type="float">
            <text:p>881</text:p>
          </table:table-cell>
          <table:table-cell table:formula="of:=[.E113]-[.E112]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G113]-[.G112]"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table:formula="of:=([.E113]-([.G113]+[.I113]))"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3]/[.E113]" office:value-type="percentage" office:value="0.054483541430193" calcext:value-type="percentage">
            <text:p>5,45%</text:p>
          </table:table-cell>
          <table:table-cell office:value-type="string" calcext:value-type="string">
            <text:p>https://pt-br.facebook.com/Prefeitura.SJP/photos/a.628503120549657/3217525094980767/?type=3&amp;eid=ARAuFO_A87xSdPETMx8AbtT8TfEf836gWK4TSrqtulO20fIsz3QZrvMFl7MRB41UwLcH7DMIReMDHVqU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table:style-name="ce39" office:value-type="float" office:value="113" calcext:value-type="float">
            <text:p>1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13" calcext:value-type="float">
            <text:p>913</text:p>
          </table:table-cell>
          <table:table-cell table:formula="of:=[.E114]-[.E113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4]-[.G113]" office:value-type="float" office:value="5" calcext:value-type="float">
            <text:p>5</text:p>
          </table:table-cell>
          <table:table-cell office:value-type="float" office:value="746" calcext:value-type="float">
            <text:p>746</text:p>
          </table:table-cell>
          <table:table-cell table:formula="of:=([.E114]-([.G114]+[.I114]))"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4]/[.E114]" office:value-type="percentage" office:value="0.0580503833515882" calcext:value-type="percentage">
            <text:p>5,81%</text:p>
          </table:table-cell>
          <table:table-cell office:value-type="string" calcext:value-type="string">
            <text:p>https://pt-br.facebook.com/Prefeitura.SJP/photos/a.628503120549657/3220329888033621/?type=3&amp;eid=ARC8KZl7ZcSbukQzPxxtzwCt5urGvB4sVm_hi10O6GH1ccEcvRx1eeVcGpbAJxm3ChxwuP3natiWo_-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table:style-name="ce39" office:value-type="float" office:value="114" calcext:value-type="float">
            <text:p>1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45" calcext:value-type="float">
            <text:p>945</text:p>
          </table:table-cell>
          <table:table-cell table:formula="of:=[.E115]-[.E114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5]-[.G114]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([.E115]-([.G115]+[.I115]))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5]/[.E115]" office:value-type="percentage" office:value="0.0560846560846561" calcext:value-type="percentage">
            <text:p>5,61%</text:p>
          </table:table-cell>
          <table:table-cell office:value-type="string" calcext:value-type="string">
            <text:p>https://pt-br.facebook.com/Prefeitura.SJP/photos/a.628503120549657/3222986777767932/?type=3&amp;eid=ARCuyHTXA1pWCAUgbDj7oMinu4iFZX7gUF6ZNty7YHiKNzy96JYezpfsDUE9KUH_S-4WUb2fQQ39pUD4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 table:style-name="ce39" office:value-type="float" office:value="115" calcext:value-type="float">
            <text:p>1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82" calcext:value-type="float">
            <text:p>982</text:p>
          </table:table-cell>
          <table:table-cell table:formula="of:=[.E116]-[.E115]"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G116]-[.G115]"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table:formula="of:=([.E116]-([.G116]+[.I116]))"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6]/[.E116]" office:value-type="percentage" office:value="0.0560081466395112" calcext:value-type="percentage">
            <text:p>5,60%</text:p>
          </table:table-cell>
          <table:table-cell office:value-type="string" calcext:value-type="string">
            <text:p>https://pt-br.facebook.com/Prefeitura.SJP/photos/a.628503120549657/3225769940822949/?type=3&amp;eid=ARB-A9Ulo-tc7Xx3UFpSQP48GyT7Qs5OuOA1iDylUW5ddLKvhc4B9gJxy_Bwm-2VgtoeOp61U1T64uTj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 table:style-name="ce39" office:value-type="float" office:value="116" calcext:value-type="float">
            <text:p>1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97" calcext:value-type="float">
            <text:p>997</text:p>
          </table:table-cell>
          <table:table-cell table:formula="of:=[.E117]-[.E116]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G117]-[.G116]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formula="of:=([.E117]-([.G117]+[.I117]))"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7]/[.E117]" office:value-type="percentage" office:value="0.0551654964894684" calcext:value-type="percentage">
            <text:p>5,52%</text:p>
          </table:table-cell>
          <table:table-cell office:value-type="string" calcext:value-type="string">
            <text:p>https://pt-br.facebook.com/Prefeitura.SJP/photos/a.346639125402726/322846243722036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 table:style-name="ce39" office:value-type="float" office:value="117" calcext:value-type="float">
            <text:p>1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7" calcext:value-type="float">
            <text:p>1047</text:p>
          </table:table-cell>
          <table:table-cell table:formula="of:=[.E118]-[.E117]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G118]-[.G117]"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formula="of:=([.E118]-([.G118]+[.I118]))"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8]/[.E118]" office:value-type="percentage" office:value="0.0573065902578797" calcext:value-type="percentage">
            <text:p>5,73%</text:p>
          </table:table-cell>
          <table:table-cell office:value-type="string" calcext:value-type="string">
            <text:p>https://pt-br.facebook.com/Prefeitura.SJP/photos/a.628503120549657/323111570695503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 table:style-name="ce39" office:value-type="float" office:value="118" calcext:value-type="float">
            <text:p>1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56" calcext:value-type="float">
            <text:p>1056</text:p>
          </table:table-cell>
          <table:table-cell table:formula="of:=[.E119]-[.E118]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G119]-[.G118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19]-([.G119]+[.I119]))"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9]/[.E119]" office:value-type="percentage" office:value="0.0568181818181818" calcext:value-type="percentage">
            <text:p>5,68%</text:p>
          </table:table-cell>
          <table:table-cell office:value-type="string" calcext:value-type="string">
            <text:p>https://pt-br.facebook.com/Prefeitura.SJP/photos/a.628503120549657/323385297334797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 table:style-name="ce39" office:value-type="float" office:value="119" calcext:value-type="float">
            <text:p>1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69" calcext:value-type="float">
            <text:p>1069</text:p>
          </table:table-cell>
          <table:table-cell table:formula="of:=[.E120]-[.E119]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formula="of:=[.G120]-[.G119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20]-([.G120]+[.I120]))"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0]/[.E120]" office:value-type="percentage" office:value="0.0561272217025257" calcext:value-type="percentage">
            <text:p>5,61%</text:p>
          </table:table-cell>
          <table:table-cell office:value-type="string" calcext:value-type="string">
            <text:p>https://pt-br.facebook.com/Prefeitura.SJP/photos/a.628503120549657/323661819640479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 table:style-name="ce39" office:value-type="float" office:value="120" calcext:value-type="float">
            <text:p>1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8" calcext:value-type="float">
            <text:p>1088</text:p>
          </table:table-cell>
          <table:table-cell table:formula="of:=[.E121]-[.E120]"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[.G121]-[.G120]"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table:formula="of:=([.E121]-([.G121]+[.I121]))"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1]/[.E121]" office:value-type="percentage" office:value="0.0579044117647059" calcext:value-type="percentage">
            <text:p>5,79%</text:p>
          </table:table-cell>
          <table:table-cell office:value-type="string" calcext:value-type="string">
            <text:p>https://pt-br.facebook.com/Prefeitura.SJP/photos/a.628503120549657/323928360947158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 table:style-name="ce39" office:value-type="float" office:value="121" calcext:value-type="float">
            <text:p>1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2" calcext:value-type="float">
            <text:p>1112</text:p>
          </table:table-cell>
          <table:table-cell table:formula="of:=[.E122]-[.E121]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formula="of:=[.G122]-[.G121]" office:value-type="float" office:value="3" calcext:value-type="float">
            <text:p>3</text:p>
          </table:table-cell>
          <table:table-cell office:value-type="float" office:value="890" calcext:value-type="float">
            <text:p>890</text:p>
          </table:table-cell>
          <table:table-cell table:formula="of:=([.E122]-([.G122]+[.I122]))"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2]/[.E122]" office:value-type="percentage" office:value="0.0593525179856115" calcext:value-type="percentage">
            <text:p>5,94%</text:p>
          </table:table-cell>
          <table:table-cell office:value-type="string" calcext:value-type="string">
            <text:p>https://pt-br.facebook.com/Prefeitura.SJP/photos/a.628503120549657/324190656587595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 table:style-name="ce39" office:value-type="float" office:value="122" calcext:value-type="float">
            <text:p>1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30" calcext:value-type="float">
            <text:p>1130</text:p>
          </table:table-cell>
          <table:table-cell table:formula="of:=[.E123]-[.E122]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[.G123]-[.G122]"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table:formula="of:=([.E123]-([.G123]+[.I123]))"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3]/[.E123]" office:value-type="percentage" office:value="0.0601769911504425" calcext:value-type="percentage">
            <text:p>6,02%</text:p>
          </table:table-cell>
          <table:table-cell office:value-type="string" calcext:value-type="string">
            <text:p>https://pt-br.facebook.com/Prefeitura.SJP/photos/a.628503120549657/324465429893451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 table:style-name="ce39" office:value-type="float" office:value="123" calcext:value-type="float">
            <text:p>1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46" calcext:value-type="float">
            <text:p>1146</text:p>
          </table:table-cell>
          <table:table-cell table:formula="of:=[.E124]-[.E123]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[.G124]-[.G123]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formula="of:=([.E124]-([.G124]+[.I124]))"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4]/[.E124]" office:value-type="percentage" office:value="0.0593368237347295" calcext:value-type="percentage">
            <text:p>5,93%</text:p>
          </table:table-cell>
          <table:table-cell office:value-type="string" calcext:value-type="string">
            <text:p>https://pt-br.facebook.com/Prefeitura.SJP/photos/a.628503120549657/324747099531951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 table:style-name="ce39" office:value-type="float" office:value="124" calcext:value-type="float">
            <text:p>1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54" calcext:value-type="float">
            <text:p>1154</text:p>
          </table:table-cell>
          <table:table-cell table:formula="of:=[.E125]-[.E124]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G125]-[.G124]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table:formula="of:=([.E125]-([.G125]+[.I125]))"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5]/[.E125]" office:value-type="percentage" office:value="0.0589254766031196" calcext:value-type="percentage">
            <text:p>5,89%</text:p>
          </table:table-cell>
          <table:table-cell office:value-type="string" calcext:value-type="string">
            <text:p>https://pt-br.facebook.com/Prefeitura.SJP/photos/a.346639125402726/325020340171293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 table:style-name="ce39" office:value-type="float" office:value="125" calcext:value-type="float">
            <text:p>1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85" calcext:value-type="float">
            <text:p>1185</text:p>
          </table:table-cell>
          <table:table-cell table:formula="of:=[.E126]-[.E125]"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G126]-[.G125]"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table:formula="of:=([.E126]-([.G126]+[.I126]))"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6]/[.E126]" office:value-type="percentage" office:value="0.0607594936708861" calcext:value-type="percentage">
            <text:p>6,08%</text:p>
          </table:table-cell>
          <table:table-cell office:value-type="string" calcext:value-type="string">
            <text:p>https://pt-br.facebook.com/Prefeitura.SJP/photos/a.628503120549657/325321215141206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 table:style-name="ce39" office:value-type="float" office:value="126" calcext:value-type="float">
            <text:p>1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92" calcext:value-type="float">
            <text:p>1192</text:p>
          </table:table-cell>
          <table:table-cell table:formula="of:=[.E127]-[.E126]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G127]-[.G126]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table:formula="of:=([.E127]-([.G127]+[.I127]))"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7]/[.E127]" office:value-type="percentage" office:value="0.061241610738255" calcext:value-type="percentage">
            <text:p>6,12%</text:p>
          </table:table-cell>
          <table:table-cell office:value-type="string" calcext:value-type="string">
            <text:p>https://pt-br.facebook.com/Prefeitura.SJP/photos/a.628503120549657/325597436780250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 table:style-name="ce39" office:value-type="float" office:value="127" calcext:value-type="float">
            <text:p>1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3" calcext:value-type="float">
            <text:p>1213</text:p>
          </table:table-cell>
          <table:table-cell table:formula="of:=[.E128]-[.E127]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[.G128]-[.G127]"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table:formula="of:=([.E128]-([.G128]+[.I128]))"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8]/[.E128]" office:value-type="percentage" office:value="0.0618301731244847" calcext:value-type="percentage">
            <text:p>6,18%</text:p>
          </table:table-cell>
          <table:table-cell office:value-type="string" calcext:value-type="string">
            <text:p>https://pt-br.facebook.com/Prefeitura.SJP/photos/a.346639125402726/32585480908784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 table:style-name="ce39" office:value-type="float" office:value="128" calcext:value-type="float">
            <text:p>1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23" calcext:value-type="float">
            <text:p>1223</text:p>
          </table:table-cell>
          <table:table-cell table:formula="of:=[.E129]-[.E128]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G129]-[.G128]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formula="of:=([.E129]-([.G129]+[.I129]))"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9]/[.E129]" office:value-type="percentage" office:value="0.0613246116107931" calcext:value-type="percentage">
            <text:p>6,13%</text:p>
          </table:table-cell>
          <table:table-cell office:value-type="string" calcext:value-type="string">
            <text:p>https://pt-br.facebook.com/Prefeitura.SJP/photos/a.628503120549657/326155344391126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 table:style-name="ce39" office:value-type="float" office:value="129" calcext:value-type="float">
            <text:p>1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33" calcext:value-type="float">
            <text:p>1233</text:p>
          </table:table-cell>
          <table:table-cell table:formula="of:=[.E130]-[.E129]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G130]-[.G129]"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table:formula="of:=([.E130]-([.G130]+[.I130]))"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0]/[.E130]" office:value-type="percentage" office:value="0.0632603406326034" calcext:value-type="percentage">
            <text:p>6,33%</text:p>
          </table:table-cell>
          <table:table-cell office:value-type="string" calcext:value-type="string">
            <text:p>https://pt-br.facebook.com/Prefeitura.SJP/photos/a.628503120549657/326442338029093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 table:style-name="ce39" office:value-type="float" office:value="130" calcext:value-type="float">
            <text:p>1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0" calcext:value-type="float">
            <text:p>1290</text:p>
          </table:table-cell>
          <table:table-cell table:formula="of:=[.E131]-[.E130]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formula="of:=[.G131]-[.G130]"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table:formula="of:=([.E131]-([.G131]+[.I131]))"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1]/[.E131]" office:value-type="percentage" office:value="0.0612403100775194" calcext:value-type="percentage">
            <text:p>6,12%</text:p>
          </table:table-cell>
          <table:table-cell office:value-type="string" calcext:value-type="string">
            <text:p>https://pt-br.facebook.com/Prefeitura.SJP/photos/a.628503120549657/326734622666532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 table:style-name="ce39" office:value-type="float" office:value="131" calcext:value-type="float">
            <text:p>1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35" calcext:value-type="float">
            <text:p>1335</text:p>
          </table:table-cell>
          <table:table-cell table:formula="of:=[.E132]-[.E131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formula="of:=[.G132]-[.G131]"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table:formula="of:=([.E132]-([.G132]+[.I132]))"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2]/[.E132]" office:value-type="percentage" office:value="0.0606741573033708" calcext:value-type="percentage">
            <text:p>6,07%</text:p>
          </table:table-cell>
          <table:table-cell office:value-type="string" calcext:value-type="string">
            <text:p>https://pt-br.facebook.com/Prefeitura.SJP/photos/a.346639125402726/327025545637439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 table:style-name="ce39" office:value-type="float" office:value="132" calcext:value-type="float">
            <text:p>1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55" calcext:value-type="float">
            <text:p>1355</text:p>
          </table:table-cell>
          <table:table-cell table:formula="of:=[.E133]-[.E132]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G133]-[.G132]"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table:formula="of:=([.E133]-([.G133]+[.I133]))"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3]/[.E133]" office:value-type="percentage" office:value="0.0619926199261993" calcext:value-type="percentage">
            <text:p>6,20%</text:p>
          </table:table-cell>
          <table:table-cell office:value-type="string" calcext:value-type="string">
            <text:p>https://pt-br.facebook.com/Prefeitura.SJP/photos/a.628503120549657/327312567942070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 table:style-name="ce39" office:value-type="float" office:value="133" calcext:value-type="float">
            <text:p>1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86" calcext:value-type="float">
            <text:p>1386</text:p>
          </table:table-cell>
          <table:table-cell table:formula="of:=[.E134]-[.E133]"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[.G134]-[.G133]" office:value-type="float" office:value="4" calcext:value-type="float">
            <text:p>4</text:p>
          </table:table-cell>
          <table:table-cell office:value-type="float" office:value="1169" calcext:value-type="float">
            <text:p>1169</text:p>
          </table:table-cell>
          <table:table-cell table:formula="of:=([.E134]-([.G134]+[.I134]))"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4]/[.E134]" office:value-type="percentage" office:value="0.0634920634920635" calcext:value-type="percentage">
            <text:p>6,35%</text:p>
          </table:table-cell>
          <table:table-cell office:value-type="string" calcext:value-type="string">
            <text:p>https://pt-br.facebook.com/Prefeitura.SJP/photos/a.628503120549657/327612831578711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 table:style-name="ce39" office:value-type="float" office:value="134" calcext:value-type="float">
            <text:p>1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17" calcext:value-type="float">
            <text:p>1417</text:p>
          </table:table-cell>
          <table:table-cell table:formula="of:=[.E135]-[.E134]"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table:formula="of:=[.G135]-[.G134]"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table:formula="of:=([.E135]-([.G135]+[.I135]))"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5]/[.E135]" office:value-type="percentage" office:value="0.063514467184192" calcext:value-type="percentage">
            <text:p>6,35%</text:p>
          </table:table-cell>
          <table:table-cell office:value-type="string" calcext:value-type="string">
            <text:p>https://pt-br.facebook.com/Prefeitura.SJP/photos/a.346639125402726/327865986886728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 table:style-name="ce39" office:value-type="float" office:value="135" calcext:value-type="float">
            <text:p>1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40" calcext:value-type="float">
            <text:p>1440</text:p>
          </table:table-cell>
          <table:table-cell table:formula="of:=[.E136]-[.E135]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formula="of:=[.G136]-[.G135]"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table:formula="of:=([.E136]-([.G136]+[.I136]))"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6]/[.E136]" office:value-type="percentage" office:value="0.0631944444444444" calcext:value-type="percentage">
            <text:p>6,32%</text:p>
          </table:table-cell>
          <table:table-cell office:value-type="string" calcext:value-type="string">
            <text:p>https://pt-br.facebook.com/Prefeitura.SJP/photos/a.346639125402726/328179235855404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 table:style-name="ce39" office:value-type="float" office:value="136" calcext:value-type="float">
            <text:p>1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95" calcext:value-type="float">
            <text:p>1595</text:p>
          </table:table-cell>
          <table:table-cell table:formula="of:=[.E137]-[.E136]"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table:formula="of:=[.G137]-[.G136]"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formula="of:=([.E137]-([.G137]+[.I137]))"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7]/[.E137]" office:value-type="percentage" office:value="0.058307210031348" calcext:value-type="percentage">
            <text:p>5,83%</text:p>
          </table:table-cell>
          <table:table-cell office:value-type="string" calcext:value-type="string">
            <text:p><text:a xlink:href="https://pt-br.facebook.com/Prefeitura.SJP/photos/a.628503120549657/3284661581600451/?type=3&amp;theater" xlink:type="simple">https://pt-br.facebook.com/Prefeitura.SJP/photos/a.628503120549657/328466158160045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 table:style-name="ce39" office:value-type="float" office:value="137" calcext:value-type="float">
            <text:p>1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11" calcext:value-type="float">
            <text:p>1611</text:p>
          </table:table-cell>
          <table:table-cell table:formula="of:=[.E138]-[.E137]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G138]-[.G137]"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table:formula="of:=([.E138]-([.G138]+[.I138]))"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8]/[.E138]" office:value-type="percentage" office:value="0.0589695841092489" calcext:value-type="percentage">
            <text:p>5,90%</text:p>
          </table:table-cell>
          <table:table-cell office:value-type="string" calcext:value-type="string">
            <text:p>https://pt-br.facebook.com/Prefeitura.SJP/photos/a.628503120549657/328742301799097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 table:style-name="ce39" office:value-type="float" office:value="138" calcext:value-type="float">
            <text:p>1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59" calcext:value-type="float">
            <text:p>1659</text:p>
          </table:table-cell>
          <table:table-cell table:formula="of:=[.E139]-[.E138]"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[.G139]-[.G138]" office:value-type="float" office:value="2" calcext:value-type="float">
            <text:p>2</text:p>
          </table:table-cell>
          <table:table-cell office:value-type="float" office:value="1287" calcext:value-type="float">
            <text:p>1287</text:p>
          </table:table-cell>
          <table:table-cell table:formula="of:=([.E139]-([.G139]+[.I139]))"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9]/[.E139]" office:value-type="percentage" office:value="0.0584689572031344" calcext:value-type="percentage">
            <text:p>5,85%</text:p>
          </table:table-cell>
          <table:table-cell office:value-type="string" calcext:value-type="string">
            <text:p>https://pt-br.facebook.com/Prefeitura.SJP/photos/a.346639125402726/32902045977128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 table:style-name="ce39" office:value-type="float" office:value="139" calcext:value-type="float">
            <text:p>1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75" calcext:value-type="float">
            <text:p>1675</text:p>
          </table:table-cell>
          <table:table-cell table:formula="of:=[.E140]-[.E139]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[.G140]-[.G139]"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table:formula="of:=([.E140]-([.G140]+[.I140]))"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0]/[.E140]" office:value-type="percentage" office:value="0.0591044776119403" calcext:value-type="percentage">
            <text:p>5,91%</text:p>
          </table:table-cell>
          <table:table-cell office:value-type="string" calcext:value-type="string">
            <text:p>https://pt-br.facebook.com/Prefeitura.SJP/photos/a.628503120549657/329291448410849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 table:style-name="ce39" office:value-type="float" office:value="140" calcext:value-type="float">
            <text:p>1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11" calcext:value-type="float">
            <text:p>1711</text:p>
          </table:table-cell>
          <table:table-cell table:formula="of:=[.E141]-[.E140]"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table:formula="of:=[.G141]-[.G140]"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table:formula="of:=([.E141]-([.G141]+[.I141]))"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1]/[.E141]" office:value-type="percentage" office:value="0.0601987142022209" calcext:value-type="percentage">
            <text:p>6,02%</text:p>
          </table:table-cell>
          <table:table-cell office:value-type="string" calcext:value-type="string">
            <text:p>https://pt-br.facebook.com/Prefeitura.SJP/photos/a.628503120549657/329563359383658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 table:style-name="ce39" office:value-type="float" office:value="141" calcext:value-type="float">
            <text:p>1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28" calcext:value-type="float">
            <text:p>1728</text:p>
          </table:table-cell>
          <table:table-cell table:formula="of:=[.E142]-[.E141]"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table:formula="of:=[.G142]-[.G141]" office:value-type="float" office:value="2" calcext:value-type="float">
            <text:p>2</text:p>
          </table:table-cell>
          <table:table-cell office:value-type="float" office:value="1305" calcext:value-type="float">
            <text:p>1305</text:p>
          </table:table-cell>
          <table:table-cell table:formula="of:=([.E142]-([.G142]+[.I142]))" office:value-type="float" office:value="318" calcext:value-type="float">
            <text:p>318</text:p>
          </table:table-cell>
          <table:table-cell office:value-type="float" office:value="37" calcext:value-type="float">
            <text:p>3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2]/[.E142]" office:value-type="percentage" office:value="0.0607638888888889" calcext:value-type="percentage">
            <text:p>6,08%</text:p>
          </table:table-cell>
          <table:table-cell office:value-type="string" calcext:value-type="string">
            <text:p>https://pt-br.facebook.com/Prefeitura.SJP/photos/a.628503120549657/329842911355703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 table:style-name="ce39" office:value-type="float" office:value="142" calcext:value-type="float">
            <text:p>1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49" calcext:value-type="float">
            <text:p>1749</text:p>
          </table:table-cell>
          <table:table-cell table:formula="of:=[.E143]-[.E142]"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table:formula="of:=[.G143]-[.G142]"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table:formula="of:=([.E143]-([.G143]+[.I143]))" office:value-type="float" office:value="299" calcext:value-type="float">
            <text:p>299</text:p>
          </table:table-cell>
          <table:table-cell office:value-type="float" office:value="34" calcext:value-type="float">
            <text:p>3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3]/[.E143]" office:value-type="percentage" office:value="0.0646083476272156" calcext:value-type="percentage">
            <text:p>6,46%</text:p>
          </table:table-cell>
          <table:table-cell office:value-type="string" calcext:value-type="string">
            <text:p><text:a xlink:href="https://pt-br.facebook.com/Prefeitura.SJP/photos/a.628503120549657/3301625139904095/?type=3&amp;theater" xlink:type="simple">https://pt-br.facebook.com/Prefeitura.SJP/photos/a.628503120549657/330162513990409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 table:style-name="ce39" office:value-type="float" office:value="143" calcext:value-type="float">
            <text:p>1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60" calcext:value-type="float">
            <text:p>1760</text:p>
          </table:table-cell>
          <table:table-cell table:formula="of:=[.E144]-[.E143]"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table:formula="of:=[.G144]-[.G143]"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table:formula="of:=([.E144]-([.G144]+[.I144]))"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4]/[.E144]" office:value-type="percentage" office:value="0.0647727272727273" calcext:value-type="percentage">
            <text:p>6,48%</text:p>
          </table:table-cell>
          <table:table-cell office:value-type="string" calcext:value-type="string">
            <text:p>https://pt-br.facebook.com/Prefeitura.SJP/photos/a.628503120549657/330432649296729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 table:style-name="ce39" office:value-type="float" office:value="144" calcext:value-type="float">
            <text:p>1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0" calcext:value-type="float">
            <text:p>1770</text:p>
          </table:table-cell>
          <table:table-cell table:formula="of:=[.E145]-[.E144]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formula="of:=[.G145]-[.G144]"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table:formula="of:=([.E145]-([.G145]+[.I145]))"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5]/[.E145]" office:value-type="percentage" office:value="0.0649717514124294" calcext:value-type="percentage">
            <text:p>6,50%</text:p>
          </table:table-cell>
          <table:table-cell office:value-type="string" calcext:value-type="string">
            <text:p>https://pt-br.facebook.com/Prefeitura.SJP/photos/a.628503120549657/330715597268434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 table:style-name="ce39" office:value-type="float" office:value="145" calcext:value-type="float">
            <text:p>1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4" calcext:value-type="float">
            <text:p>1774</text:p>
          </table:table-cell>
          <table:table-cell table:formula="of:=[.E146]-[.E145]"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formula="of:=[.G146]-[.G145]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formula="of:=([.E146]-([.G146]+[.I146]))"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6]/[.E146]" office:value-type="percentage" office:value="0.0653889515219842" calcext:value-type="percentage">
            <text:p>6,54%</text:p>
          </table:table-cell>
          <table:table-cell office:value-type="string" calcext:value-type="string">
            <text:p>https://pt-br.facebook.com/Prefeitura.SJP/photos/a.628503120549657/331022964904364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 table:style-name="ce39" office:value-type="float" office:value="146" calcext:value-type="float">
            <text:p>1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7" calcext:value-type="float">
            <text:p>1777</text:p>
          </table:table-cell>
          <table:table-cell table:formula="of:=[.E147]-[.E146]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formula="of:=[.G147]-[.G146]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table:formula="of:=([.E147]-([.G147]+[.I147]))"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7]/[.E147]" office:value-type="percentage" office:value="0.0652785593697243" calcext:value-type="percentage">
            <text:p>6,53%</text:p>
          </table:table-cell>
          <table:table-cell office:value-type="string" calcext:value-type="string">
            <text:p>https://pt-br.facebook.com/Prefeitura.SJP/photos/a.628503120549657/330715597268434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 table:style-name="ce39" office:value-type="float" office:value="147" calcext:value-type="float">
            <text:p>1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89" calcext:value-type="float">
            <text:p>1789</text:p>
          </table:table-cell>
          <table:table-cell table:formula="of:=[.E148]-[.E147]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formula="of:=[.G148]-[.G147]" office:value-type="float" office:value="2" calcext:value-type="float">
            <text:p>2</text:p>
          </table:table-cell>
          <table:table-cell office:value-type="float" office:value="1425" calcext:value-type="float">
            <text:p>1425</text:p>
          </table:table-cell>
          <table:table-cell table:formula="of:=([.E148]-([.G148]+[.I148]))"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8]/[.E148]" office:value-type="percentage" office:value="0.0659586361095584" calcext:value-type="percentage">
            <text:p>6,60%</text:p>
          </table:table-cell>
          <table:table-cell office:value-type="string" calcext:value-type="string">
            <text:p>https://pt-br.facebook.com/Prefeitura.SJP/photos/a.628503120549657/33158199284846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 table:style-name="ce39" office:value-type="float" office:value="148" calcext:value-type="float">
            <text:p>1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92" calcext:value-type="float">
            <text:p>1792</text:p>
          </table:table-cell>
          <table:table-cell table:formula="of:=[.E149]-[.E148]"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[.G149]-[.G148]"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 table:formula="of:=([.E149]-([.G149]+[.I149]))" office:value-type="float" office:value="239" calcext:value-type="float">
            <text:p>239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9]/[.E149]" office:value-type="percentage" office:value="0.06640625" calcext:value-type="percentage">
            <text:p>6,64%</text:p>
          </table:table-cell>
          <table:table-cell office:value-type="string" calcext:value-type="string">
            <text:p>https://pt-br.facebook.com/Prefeitura.SJP/photos/a.346639125402726/331859977820663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 table:style-name="ce39" office:value-type="float" office:value="149" calcext:value-type="float">
            <text:p>1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99" calcext:value-type="float">
            <text:p>1799</text:p>
          </table:table-cell>
          <table:table-cell table:formula="of:=[.E150]-[.E149]"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G150]-[.G149]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table:formula="of:=([.E150]-([.G150]+[.I150]))"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0]/[.E150]" office:value-type="percentage" office:value="0.066147859922179" calcext:value-type="percentage">
            <text:p>6,61%</text:p>
          </table:table-cell>
          <table:table-cell office:value-type="string" calcext:value-type="string">
            <text:p>https://pt-br.facebook.com/Prefeitura.SJP/photos/a.628503120549657/332193660120628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 table:style-name="ce39" office:value-type="float" office:value="150" calcext:value-type="float">
            <text:p>1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1]-[.E150]" office:value-type="float" office:value="-1799" calcext:value-type="float">
            <text:p>-1799</text:p>
          </table:table-cell>
          <table:table-cell/>
          <table:table-cell table:formula="of:=[.G151]-[.G150]" office:value-type="float" office:value="-119" calcext:value-type="float">
            <text:p>-119</text:p>
          </table:table-cell>
          <table:table-cell/>
          <table:table-cell table:formula="of:=([.E151]-([.G151]+[.I151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1]/[.E15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 table:style-name="ce39" office:value-type="float" office:value="151" calcext:value-type="float">
            <text:p>1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2]-[.E151]" office:value-type="float" office:value="0" calcext:value-type="float">
            <text:p>0</text:p>
          </table:table-cell>
          <table:table-cell/>
          <table:table-cell table:formula="of:=[.G152]-[.G151]" office:value-type="float" office:value="0" calcext:value-type="float">
            <text:p>0</text:p>
          </table:table-cell>
          <table:table-cell/>
          <table:table-cell table:formula="of:=([.E152]-([.G152]+[.I152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2]/[.E15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 table:style-name="ce39" office:value-type="float" office:value="152" calcext:value-type="float">
            <text:p>1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3]-[.E152]" office:value-type="float" office:value="0" calcext:value-type="float">
            <text:p>0</text:p>
          </table:table-cell>
          <table:table-cell/>
          <table:table-cell table:formula="of:=[.G153]-[.G152]" office:value-type="float" office:value="0" calcext:value-type="float">
            <text:p>0</text:p>
          </table:table-cell>
          <table:table-cell/>
          <table:table-cell table:formula="of:=([.E153]-([.G153]+[.I153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3]/[.E15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 table:style-name="ce39" office:value-type="float" office:value="153" calcext:value-type="float">
            <text:p>1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4]-[.E153]" office:value-type="float" office:value="0" calcext:value-type="float">
            <text:p>0</text:p>
          </table:table-cell>
          <table:table-cell/>
          <table:table-cell table:formula="of:=[.G154]-[.G153]" office:value-type="float" office:value="0" calcext:value-type="float">
            <text:p>0</text:p>
          </table:table-cell>
          <table:table-cell/>
          <table:table-cell table:formula="of:=([.E154]-([.G154]+[.I154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4]/[.E15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 table:style-name="ce39" office:value-type="float" office:value="154" calcext:value-type="float">
            <text:p>1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5]-[.E154]" office:value-type="float" office:value="0" calcext:value-type="float">
            <text:p>0</text:p>
          </table:table-cell>
          <table:table-cell/>
          <table:table-cell table:formula="of:=[.G155]-[.G154]" office:value-type="float" office:value="0" calcext:value-type="float">
            <text:p>0</text:p>
          </table:table-cell>
          <table:table-cell/>
          <table:table-cell table:formula="of:=([.E155]-([.G155]+[.I155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5]/[.E15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 table:style-name="ce39" office:value-type="float" office:value="155" calcext:value-type="float">
            <text:p>1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6]-[.E155]" office:value-type="float" office:value="0" calcext:value-type="float">
            <text:p>0</text:p>
          </table:table-cell>
          <table:table-cell/>
          <table:table-cell table:formula="of:=[.G156]-[.G155]" office:value-type="float" office:value="0" calcext:value-type="float">
            <text:p>0</text:p>
          </table:table-cell>
          <table:table-cell/>
          <table:table-cell table:formula="of:=([.E156]-([.G156]+[.I156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6]/[.E15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 table:style-name="ce39" office:value-type="float" office:value="156" calcext:value-type="float">
            <text:p>1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7]-[.E156]" office:value-type="float" office:value="0" calcext:value-type="float">
            <text:p>0</text:p>
          </table:table-cell>
          <table:table-cell/>
          <table:table-cell table:formula="of:=[.G157]-[.G156]" office:value-type="float" office:value="0" calcext:value-type="float">
            <text:p>0</text:p>
          </table:table-cell>
          <table:table-cell/>
          <table:table-cell table:formula="of:=([.E157]-([.G157]+[.I157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7]/[.E1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/>
          <table:table-cell table:style-name="ce39" office:value-type="float" office:value="157" calcext:value-type="float">
            <text:p>157</text:p>
          </table:table-cell>
          <table:table-cell table:number-columns-repeated="33"/>
        </table:table-row>
        <table:table-row table:style-name="ro2" table:number-rows-repeated="1048417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grafico_30_05_2020" table:style-name="ta1">
        <table:shapes>
          <draw:frame draw:z-index="0" draw:style-name="gr1" draw:text-style-name="P1" svg:width="29.655cm" svg:height="16.15cm" svg:x="5.451cm" svg:y="3.559cm">
            <draw:object draw:notify-on-update-of-ranges="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fico_14_07" table:style-name="ta1">
        <table:shapes>
          <draw:frame draw:z-index="0" draw:style-name="gr1" draw:text-style-name="P1" svg:width="29.655cm" svg:height="16.15cm" svg:x="6.774cm" svg:y="0.452cm">
            <draw:object draw:notify-on-update-of-ranges="grafico_14_07.A3:grafico_14_07.A115 grafico_14_07.B2:grafico_14_07.B2 grafico_14_07.B3:grafico_14_07.B1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20:17:45.5746916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6:37:12.953928991</meta:creation-date>
    <dc:date>2020-08-18T20:18:10.098461597</dc:date>
    <meta:editing-duration>P8DT8H50M35S</meta:editing-duration>
    <meta:editing-cycles>174</meta:editing-cycles>
    <meta:generator>LibreOffice/6.4.3.2$Linux_X86_64 LibreOffice_project/40$Build-2</meta:generator>
    <meta:document-statistic meta:table-count="3" meta:cell-count="312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14_07.A3:grafico_14_07.B115 grafico_14_07.B2:grafico_14_07.B2" chart:data-source-has-labels="both" svg:x="0.593cm" svg:y="0.323cm" svg:width="27.53cm" svg:height="15.505cm">
          <chartooo:coordinate-region svg:x="1.4cm" svg:y="0.522cm" svg:width="25.994cm" svg:height="14.659cm"/>
          <chart:axis chart:dimension="x" chart:name="primary-x" chart:style-name="ch4" chartooo:axis-type="auto">
            <chartooo:date-scale/>
            <chart:categories table:cell-range-address="grafico_14_07.A3:grafico_14_07.A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14_07.B3:grafico_14_07.B115" chart:label-cell-address="grafico_14_07.B2:grafico_14_07.B2" chart:class="chart:bar">
            <chart:data-point chart:repeated="65"/>
            <chart:data-point chart:style-name="ch8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14_07.B2:grafico_14_07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14_07.A3:grafico_14_07.A115</svg:desc>
                </draw:g>
              </table:table-cell>
              <table:table-cell office:value-type="float" office:value="0">
                <text:p>0</text:p>
                <draw:g>
                  <svg:desc>grafico_14_07.B3:grafico_14_07.B115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